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kill_category_id</text:p>
          </table:table-cell>
          <table:table-cell office:value-type="string" calcext:value-type="string">
            <text:p>skill_nam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con_class_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on-cplusplus-plain-wordmar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on-python-plain-wordmar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c-plain-wordm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ruby-plain-wordma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java-plain-wordma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on-javascript-pl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ct Oriented Principl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 Pattern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i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ular J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on-angularjs-plain-wordmar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on-rails-plain-word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n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ruby-plain-wordmar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hub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atom-original-wordmar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tr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bootstrap-plain-wordmar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ML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html5-plain-wordmar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on-css3-plain-wordmar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ular J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on-angularjs-plain-wordma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qu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icon-jquery-plain-wordma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con-javascript-pl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ky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go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con-mongodb-plain-wordmar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SQ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con-mysql-plain-wordmark</text:p>
          </table:table-cell>
        </table:table-row>
      </table:table>
      <table:table table:name="Categorie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amming pardig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mewor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ols/best practic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nt End Develop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a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1:57:20.241134044</meta:creation-date>
    <dc:date>2015-10-16T12:23:22.795647104</dc:date>
    <meta:editing-duration>PT10M42S</meta:editing-duration>
    <meta:editing-cycles>1</meta:editing-cycles>
    <meta:document-statistic meta:table-count="2" meta:cell-count="137" meta:object-count="0"/>
    <meta:generator>LibreOffice/4.2.8.2$Linux_X86_64 LibreOffice_project/420m0$Build-2</meta:generator>
  </office:meta>
</office:document-meta>
</file>